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f67c" officeooo:paragraph-rsid="0017f67c"/>
    </style:style>
    <style:style style:name="P2" style:family="paragraph" style:parent-style-name="Standard">
      <style:text-properties officeooo:rsid="001998fb" officeooo:paragraph-rsid="001998fb"/>
    </style:style>
    <style:style style:name="P3" style:family="paragraph" style:parent-style-name="Standard">
      <style:text-properties officeooo:rsid="001998fb" officeooo:paragraph-rsid="001998fb" fo:background-color="#f8bbd0"/>
    </style:style>
    <style:style style:name="P4" style:family="paragraph" style:parent-style-name="Standard">
      <style:text-properties fo:font-style="italic" fo:font-weight="bold" officeooo:rsid="001998fb" officeooo:paragraph-rsid="001998fb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17f67c" officeooo:paragraph-rsid="0017f67c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text-underline-style="none" fo:font-weight="bold" officeooo:rsid="001998fb" officeooo:paragraph-rsid="001998fb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normal" style:text-underline-style="none" fo:font-weight="normal" officeooo:rsid="001998fb" officeooo:paragraph-rsid="001998f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rsid="001a46d1" officeooo:paragraph-rsid="001a46d1"/>
    </style:style>
    <style:style style:name="P9" style:family="paragraph" style:parent-style-name="Standard" style:list-style-name="L1">
      <style:text-properties officeooo:rsid="0017f67c" officeooo:paragraph-rsid="0017f67c"/>
    </style:style>
    <style:style style:name="P10" style:family="paragraph" style:parent-style-name="Standard" style:list-style-name="L3">
      <style:text-properties officeooo:rsid="0017f67c" officeooo:paragraph-rsid="001998fb"/>
    </style:style>
    <style:style style:name="P11" style:family="paragraph" style:parent-style-name="Standard" style:list-style-name="L4">
      <style:text-properties officeooo:rsid="0017f67c" officeooo:paragraph-rsid="001a46d1"/>
    </style:style>
    <style:style style:name="P12" style:family="paragraph" style:parent-style-name="Standard" style:list-style-name="L2">
      <style:text-properties officeooo:rsid="001a46d1" officeooo:paragraph-rsid="001a46d1"/>
    </style:style>
    <style:style style:name="P13" style:family="paragraph" style:parent-style-name="Standard" style:list-style-name="L2">
      <style:text-properties officeooo:rsid="001998fb" officeooo:paragraph-rsid="001998fb"/>
    </style:style>
    <style:style style:name="P14" style:family="paragraph" style:parent-style-name="Standard">
      <style:text-properties fo:font-style="normal" style:text-underline-style="none" fo:font-weight="normal" officeooo:rsid="001a46d1" officeooo:paragraph-rsid="001a46d1" style:font-style-asian="normal" style:font-weight-asian="normal" style:font-style-complex="normal" style:font-weight-complex="normal"/>
    </style:style>
    <style:style style:name="P15" style:family="paragraph" style:parent-style-name="Standard" style:list-style-name="L4">
      <style:text-properties fo:font-style="normal" style:text-underline-style="none" fo:font-weight="normal" officeooo:rsid="001a46d1" officeooo:paragraph-rsid="001a46d1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text-properties fo:font-style="normal" style:text-underline-style="none" fo:font-weight="normal" officeooo:rsid="0017f67c" officeooo:paragraph-rsid="001a46d1" style:font-style-asian="normal" style:font-weight-asian="normal" style:font-style-complex="normal" style:font-weight-complex="normal"/>
    </style:style>
    <style:style style:name="T1" style:family="text">
      <style:text-properties officeooo:rsid="0017f67c"/>
    </style:style>
    <style:style style:name="T2" style:family="text">
      <style:text-properties officeooo:rsid="001998fb"/>
    </style:style>
    <style:style style:name="T3" style:family="text">
      <style:text-properties officeooo:rsid="001a46d1"/>
    </style:style>
    <style:style style:name="T4" style:family="text">
      <style:text-properties officeooo:rsid="001c165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ича 1</text:p>
      <text:p text:style-name="P4">Ф<text:span text:style-name="T1">ормировани</text:span>е<text:span text:style-name="T1"> списка объектов, находящихся в бурении.</text:span></text:p>
      <text:p text:style-name="P5"/>
      <text:p text:style-name="P5">Требования к <text:span text:style-name="T2">Фиче 1</text:span></text:p>
      <text:p text:style-name="P1"/>
      <text:p text:style-name="P1">Вход:</text:p>
      <text:list xml:id="list2694433288" text:style-name="L1">
        <text:list-item>
          <text:p text:style-name="P9">Формируется на основании ежесуточных сводок, направляемых на почту от ДО;</text:p>
        </text:list-item>
        <text:list-item>
          <text:p text:style-name="P9">Возможность работы со сводками от крупных ДО: Оренбургнефтегаз, Самаранефтегаз, Няганьнефтегаз, Варьеганнефтегаз, Северная нефть.</text:p>
        </text:list-item>
        <text:list-item>
          <text:p text:style-name="P9">Сводки автоматически скачиваются с почты и сохраняются в папки на ПК;</text:p>
        </text:list-item>
        <text:list-item>
          <text:p text:style-name="P9"/>
          <text:p text:style-name="P9"/>
        </text:list-item>
      </text:list>
      <text:p text:style-name="P1"/>
      <text:p text:style-name="P2">Выход:</text:p>
      <text:list xml:id="list2051269500" text:style-name="L2">
        <text:list-item>
          <text:p text:style-name="P12">Информация должна аккумулироваться в таблице в файле формата xlsx;</text:p>
        </text:list-item>
        <text:list-item>
          <text:p text:style-name="P13">Таблица должна включать поля:</text:p>
        </text:list-item>
      </text:list>
      <text:list xml:id="list936300794" text:style-name="L3">
        <text:list-item>
          <text:p text:style-name="P10">наименование ДО;</text:p>
        </text:list-item>
        <text:list-item>
          <text:p text:style-name="P10">наименование месторождения;</text:p>
        </text:list-item>
        <text:list-item>
          <text:p text:style-name="P10">наименование кустовой площадки;</text:p>
        </text:list-item>
        <text:list-item>
          <text:p text:style-name="P10">наименование скважины;</text:p>
        </text:list-item>
      </text:list>
      <text:list xml:id="list223024120851331" text:continue-list="list2051269500" text:style-name="L2">
        <text:list-item>
          <text:p text:style-name="P13"/>
        </text:list-item>
      </text:list>
      <text:p text:style-name="P2"/>
      <text:p text:style-name="P3">Фича 2</text:p>
      <text:p text:style-name="P4">Ф<text:span text:style-name="T1">ормировани</text:span>е<text:span text:style-name="T1"> списка объектов, </text:span>на которых производится УМБ.</text:p>
      <text:p text:style-name="P2"/>
      <text:p text:style-name="P6">Требования к Фиче 2</text:p>
      <text:p text:style-name="P6"/>
      <text:p text:style-name="P7">Вход:</text:p>
      <text:p text:style-name="P7">1. Формируется путем распарсивания web-страницы <text:a xlink:type="simple" xlink:href="https://nnk.rig.space/monitoring/wells" text:style-name="Internet_20_link" text:visited-style-name="Visited_20_Internet_20_Link">https://nnk.rig.space/monitoring/wells</text:a>;</text:p>
      <text:p text:style-name="P7">2. <text:span text:style-name="T3">Формирование производится в автоматическом формате с возможностью настройки периодичности формирования;</text:span></text:p>
      <text:p text:style-name="P7"/>
      <text:p text:style-name="P14">Выход:</text:p>
      <text:p text:style-name="P8">1. Информация должна аккумулироваться в таблице в файле формата xlsx;</text:p>
      <text:p text:style-name="P8">2. <text:span text:style-name="T2">Таблица должна включать поля:</text:span></text:p>
      <text:list xml:id="list3274589417" text:style-name="L4">
        <text:list-item>
          <text:p text:style-name="P11">наименование ДО;</text:p>
        </text:list-item>
        <text:list-item>
          <text:p text:style-name="P11">наименование месторождения;</text:p>
        </text:list-item>
        <text:list-item>
          <text:p text:style-name="P11">наименование кустовой площадки;</text:p>
        </text:list-item>
        <text:list-item>
          <text:p text:style-name="P16">наименование скважины;</text:p>
        </text:list-item>
        <text:list-item>
          <text:p text:style-name="P15">статус (онлайн, оффлайн, инцидент)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5:23:33.383842268</meta:creation-date>
    <dc:date>2025-04-12T20:51:58.724065626</dc:date>
    <meta:editing-duration>PT25M3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146" meta:character-count="1092" meta:non-whitespace-character-count="990"/>
  </office:meta>
</office:document-meta>
</file>